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Noto, sans-serif"/>
    <style:font-face style:name="monospace" svg:font-family="monospace"/>
    <style:font-face style:name="monospace1" svg:font-family="monospace, 'Droid Sans Mono', monospace, monospace"/>
  </office:font-face-decls>
  <office:automatic-styles>
    <style:style style:name="Table1" style:family="table">
      <style:table-properties style:width="2.7951in" table:align="left"/>
    </style:style>
    <style:style style:name="Table1.A" style:family="table-column">
      <style:table-column-properties style:column-width="0.5382in"/>
    </style:style>
    <style:style style:name="Table1.B" style:family="table-column">
      <style:table-column-properties style:column-width="1.0542in"/>
    </style:style>
    <style:style style:name="Table1.C" style:family="table-column">
      <style:table-column-properties style:column-width="1.2028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2.8125in" table:align="left"/>
    </style:style>
    <style:style style:name="Table2.A" style:family="table-column">
      <style:table-column-properties style:column-width="0.5382in"/>
    </style:style>
    <style:style style:name="Table2.B" style:family="table-column">
      <style:table-column-properties style:column-width="1.0542in"/>
    </style:style>
    <style:style style:name="Table2.C" style:family="table-column">
      <style:table-column-properties style:column-width="1.2201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2.7951in" table:align="left"/>
    </style:style>
    <style:style style:name="Table3.A" style:family="table-column">
      <style:table-column-properties style:column-width="0.5382in"/>
    </style:style>
    <style:style style:name="Table3.B" style:family="table-column">
      <style:table-column-properties style:column-width="1.0542in"/>
    </style:style>
    <style:style style:name="Table3.C" style:family="table-column">
      <style:table-column-properties style:column-width="1.2028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2.7951in" table:align="left"/>
    </style:style>
    <style:style style:name="Table4.A" style:family="table-column">
      <style:table-column-properties style:column-width="0.5382in"/>
    </style:style>
    <style:style style:name="Table4.B" style:family="table-column">
      <style:table-column-properties style:column-width="1.0542in"/>
    </style:style>
    <style:style style:name="Table4.C" style:family="table-column">
      <style:table-column-properties style:column-width="1.2028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2.7951in" table:align="left"/>
    </style:style>
    <style:style style:name="Table5.A" style:family="table-column">
      <style:table-column-properties style:column-width="0.5382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1.2028in"/>
    </style:style>
    <style:style style:name="Table5.A1" style:family="table-cell">
      <style:table-cell-properties style:vertical-align="middle" fo:padding="0in" fo:border="none"/>
    </style:style>
    <style:style style:name="P1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0eca17" officeooo:paragraph-rsid="0011d583"/>
    </style:style>
    <style:style style:name="P2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0eca17" officeooo:paragraph-rsid="0021ebd3"/>
    </style:style>
    <style:style style:name="P3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207217" officeooo:paragraph-rsid="0021ebd3" style:font-weight-asian="normal" style:font-weight-complex="normal"/>
    </style:style>
    <style:style style:name="P4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0d640f" officeooo:paragraph-rsid="000d640f"/>
    </style:style>
    <style:style style:name="P5" style:family="paragraph" style:parent-style-name="Standard">
      <style:text-properties fo:font-variant="normal" fo:text-transform="none" fo:color="#212121" loext:opacity="100%" fo:letter-spacing="normal" officeooo:rsid="000d640f" officeooo:paragraph-rsid="0015e674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21ebd3"/>
    </style:style>
    <style:style style:name="P8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0eca17" officeooo:paragraph-rsid="0021ebd3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1ab82d" officeooo:paragraph-rsid="0021ebd3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1ab82d" officeooo:paragraph-rsid="0021ebd3" style:font-weight-asian="bold" style:font-weight-complex="bold"/>
    </style:style>
    <style:style style:name="P1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1a1623" officeooo:paragraph-rsid="0021ebd3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1ab82d" officeooo:paragraph-rsid="0021ebd3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paragraph-rsid="0021ebd3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21ebd3" loext:padding="0in" loext:border="none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loext:padding="0in" loext:border="none"/>
    </style:style>
    <style:style style:name="P16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paragraph-rsid="00285a02"/>
    </style:style>
    <style:style style:name="P17" style:family="paragraph" style:parent-style-name="Standard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ab82d" officeooo:paragraph-rsid="0021ebd3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0eca17" officeooo:paragraph-rsid="0011d583"/>
    </style:style>
    <style:style style:name="P19" style:family="paragraph" style:parent-style-name="Standard">
      <style:text-properties officeooo:rsid="000eca17" officeooo:paragraph-rsid="0015e674"/>
    </style:style>
    <style:style style:name="P20" style:family="paragraph" style:parent-style-name="Standard">
      <style:text-properties officeooo:rsid="000eca17" officeooo:paragraph-rsid="0021ebd3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15e674"/>
    </style:style>
    <style:style style:name="P23" style:family="paragraph" style:parent-style-name="Table_20_Contents">
      <style:paragraph-properties fo:text-align="end" style:justify-single-word="false"/>
      <style:text-properties officeooo:paragraph-rsid="0021ebd3"/>
    </style:style>
    <style:style style:name="P24" style:family="paragraph" style:parent-style-name="Table_20_Heading">
      <style:text-properties fo:font-weight="bold"/>
    </style:style>
    <style:style style:name="P25" style:family="paragraph" style:parent-style-name="Standard">
      <style:text-properties fo:font-weight="bold" officeooo:rsid="00185bb8" officeooo:paragraph-rsid="0021ebd3" style:font-weight-asian="bold" style:font-weight-complex="bold"/>
    </style:style>
    <style:style style:name="P26" style:family="paragraph" style:parent-style-name="Standard">
      <style:text-properties fo:font-weight="bold" officeooo:rsid="001a1623" officeooo:paragraph-rsid="0021ebd3" style:font-weight-asian="bold" style:font-weight-complex="bold"/>
    </style:style>
    <style:style style:name="P27" style:family="paragraph" style:parent-style-name="Standard">
      <style:text-properties fo:font-weight="bold" officeooo:rsid="001ab82d" officeooo:paragraph-rsid="0021ebd3" style:font-weight-asian="bold" style:font-weight-complex="bold"/>
    </style:style>
    <style:style style:name="P28" style:family="paragraph" style:parent-style-name="Standard">
      <style:text-properties fo:font-weight="bold" officeooo:rsid="000eca17" officeooo:paragraph-rsid="000eca17" style:font-weight-asian="bold" style:font-weight-complex="bold"/>
    </style:style>
    <style:style style:name="P29" style:family="paragraph" style:parent-style-name="Standard">
      <style:text-properties fo:font-weight="bold" officeooo:rsid="000eca17" officeooo:paragraph-rsid="0015e674" style:font-weight-asian="bold" style:font-weight-complex="bold"/>
    </style:style>
    <style:style style:name="P30" style:family="paragraph" style:parent-style-name="Standard">
      <style:text-properties fo:font-weight="bold" officeooo:rsid="000eca17" officeooo:paragraph-rsid="0011d583" style:font-weight-asian="bold" style:font-weight-complex="bold"/>
    </style:style>
    <style:style style:name="P31" style:family="paragraph" style:parent-style-name="Standard">
      <style:text-properties fo:font-weight="bold" officeooo:rsid="00207217" officeooo:paragraph-rsid="0021ebd3" style:font-weight-asian="bold" style:font-weight-complex="bold"/>
    </style:style>
    <style:style style:name="P32" style:family="paragraph" style:parent-style-name="Standard">
      <style:text-properties fo:font-weight="bold" officeooo:rsid="002b9f96" officeooo:paragraph-rsid="00285a02" style:font-weight-asian="bold" style:font-weight-complex="bold"/>
    </style:style>
    <style:style style:name="P33" style:family="paragraph" style:parent-style-name="Table_20_Heading">
      <style:text-properties fo:font-weight="bold" officeooo:paragraph-rsid="0015e674"/>
    </style:style>
    <style:style style:name="P34" style:family="paragraph" style:parent-style-name="Table_20_Heading">
      <style:text-properties fo:font-weight="bold" officeooo:paragraph-rsid="0021ebd3"/>
    </style:style>
    <style:style style:name="P35" style:family="paragraph" style:parent-style-name="Standard">
      <style:text-properties officeooo:rsid="00185bb8" officeooo:paragraph-rsid="0021ebd3"/>
    </style:style>
    <style:style style:name="P36" style:family="paragraph" style:parent-style-name="Standard">
      <style:text-properties officeooo:rsid="001a1623" officeooo:paragraph-rsid="0021ebd3"/>
    </style:style>
    <style:style style:name="P37" style:family="paragraph" style:parent-style-name="Preformatted_20_Text">
      <style:text-properties officeooo:rsid="001a1623" officeooo:paragraph-rsid="0021ebd3"/>
    </style:style>
    <style:style style:name="P38" style:family="paragraph" style:parent-style-name="Standard">
      <style:text-properties officeooo:rsid="001ab82d" officeooo:paragraph-rsid="0021ebd3"/>
    </style:style>
    <style:style style:name="P39" style:family="paragraph" style:parent-style-name="Standard">
      <style:text-properties officeooo:rsid="00207217" officeooo:paragraph-rsid="0021ebd3"/>
    </style:style>
    <style:style style:name="P40" style:family="paragraph" style:parent-style-name="Standard">
      <style:paragraph-properties style:line-height-at-least="0.198in"/>
      <style:text-properties fo:color="#000000" loext:opacity="100%" style:font-name="monospace1" fo:font-size="10.5pt" fo:font-weight="normal" officeooo:paragraph-rsid="0021ebd3" fo:background-color="#f7f7f7"/>
    </style:style>
    <style:style style:name="P41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42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loext:padding="0in" loext:border="none"/>
    </style:style>
    <style:style style:name="P43" style:family="paragraph" style:parent-style-name="Standard">
      <style:text-properties officeooo:rsid="000d640f" officeooo:paragraph-rsid="000d640f"/>
    </style:style>
    <style:style style:name="P44" style:family="paragraph" style:parent-style-name="Standard">
      <style:text-properties officeooo:rsid="000d640f" officeooo:paragraph-rsid="0015e674"/>
    </style:style>
    <style:style style:name="P45" style:family="paragraph" style:parent-style-name="Standard">
      <style:paragraph-properties fo:text-align="end" style:justify-single-word="false"/>
      <style:text-properties officeooo:rsid="00105c69" officeooo:paragraph-rsid="0015e674"/>
    </style:style>
    <style:style style:name="P46" style:family="paragraph" style:parent-style-name="Table_20_Contents">
      <style:paragraph-properties fo:text-align="end" style:justify-single-word="false"/>
      <style:text-properties officeooo:rsid="00105c69" officeooo:paragraph-rsid="0015e674"/>
    </style:style>
    <style:style style:name="P47" style:family="paragraph" style:parent-style-name="Standard">
      <style:text-properties fo:color="#008000" loext:opacity="100%" style:font-name="monospace1" fo:font-size="10.5pt" fo:font-weight="bold" officeooo:rsid="00185bb8" officeooo:paragraph-rsid="0021ebd3" fo:background-color="#f7f7f7" style:font-weight-asian="bold" style:font-weight-complex="bold"/>
    </style:style>
    <style:style style:name="P48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</style:style>
    <style:style style:name="P49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</style:style>
    <style:style style:name="P50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2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f3496"/>
    </style:style>
    <style:style style:name="P53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0eca17" officeooo:paragraph-rsid="0011d583"/>
    </style:style>
    <style:style style:name="P54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3f3496" officeooo:paragraph-rsid="003f3496"/>
    </style:style>
    <style:style style:name="P55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bold" officeooo:rsid="00185bb8" officeooo:paragraph-rsid="0021ebd3" style:font-weight-asian="bold" style:font-weight-complex="bold"/>
    </style:style>
    <style:style style:name="P56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3b880c" officeooo:paragraph-rsid="003b880c" style:font-style-asian="italic" style:font-weight-asian="bold" style:font-style-complex="italic" style:font-weight-complex="bold" loext:padding="0in" loext:border="none"/>
    </style:style>
    <style:style style:name="P57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3b880c" officeooo:paragraph-rsid="003b880c" style:font-style-asian="italic" style:font-weight-asian="bold" style:font-style-complex="italic" style:font-weight-complex="bold"/>
    </style:style>
    <style:style style:name="P58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0eca17" officeooo:paragraph-rsid="0011d583" style:font-style-asian="italic" style:font-weight-asian="bold" style:font-style-complex="italic" style:font-weight-complex="bold"/>
    </style:style>
    <style:style style:name="P59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monospace" fo:font-size="10.5pt" fo:letter-spacing="normal" fo:font-style="italic" fo:font-weight="bold" style:font-style-asian="italic" style:font-weight-asian="bold" style:font-style-complex="italic" style:font-weight-complex="bold"/>
    </style:style>
    <style:style style:name="P60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loext:padding="0in" loext:border="none"/>
    </style:style>
    <style:style style:name="P61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b880c" loext:padding="0in" loext:border="none"/>
    </style:style>
    <style:style style:name="P62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officeooo:paragraph-rsid="003b880c" loext:padding="0in" loext:border="none"/>
    </style:style>
    <style:style style:name="P63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64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bdf47" loext:padding="0in" loext:border="none"/>
    </style:style>
    <style:style style:name="P65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da215" loext:padding="0in" loext:border="none"/>
    </style:style>
    <style:style style:name="P66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officeooo:paragraph-rsid="003da215" loext:padding="0in" loext:border="none"/>
    </style:style>
    <style:style style:name="P67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weight="normal" officeooo:rsid="00285a02" officeooo:paragraph-rsid="003da215" style:font-weight-asian="normal" style:font-weight-complex="normal" loext:padding="0in" loext:border="none"/>
    </style:style>
    <style:style style:name="P68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style="italic" fo:font-weight="bold" officeooo:paragraph-rsid="003b880c" style:font-style-asian="italic" style:font-weight-asian="bold" style:font-style-complex="italic" style:font-weight-complex="bold" loext:padding="0in" loext:border="none"/>
    </style:style>
    <style:style style:name="P69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style="italic" fo:font-weight="bold" officeooo:paragraph-rsid="003bdf47" style:font-style-asian="italic" style:font-weight-asian="bold" style:font-style-complex="italic" style:font-weight-complex="bold" loext:padding="0in" loext:border="none"/>
    </style:style>
    <style:style style:name="P70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style="italic" fo:font-weight="bold" officeooo:paragraph-rsid="003da215" style:font-style-asian="italic" style:font-weight-asian="bold" style:font-style-complex="italic" style:font-weight-complex="bold" loext:padding="0in" loext:border="none"/>
    </style:style>
    <style:style style:name="P71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style="italic" fo:font-weight="bold" style:font-style-asian="italic" style:font-weight-asian="bold" style:font-style-complex="italic" style:font-weight-complex="bold" loext:padding="0in" loext:border="none"/>
    </style:style>
    <style:style style:name="P72" style:family="paragraph" style:parent-style-name="Preformatted_20_Text">
      <style:text-properties fo:color="#000000" loext:opacity="100%" style:font-name="monospace" fo:font-style="italic" fo:font-weight="bold" officeooo:rsid="000eca17" officeooo:paragraph-rsid="0011d583" style:font-style-asian="italic" style:font-weight-asian="bold" style:font-style-complex="italic" style:font-weight-complex="bold" loext:padding="0in" loext:border="none"/>
    </style:style>
    <style:style style:name="P73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</style:style>
    <style:style style:name="P74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</style:style>
    <style:style style:name="P75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officeooo:paragraph-rsid="003bdf47"/>
    </style:style>
    <style:style style:name="P76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officeooo:paragraph-rsid="003da215"/>
    </style:style>
    <style:style style:name="P77" style:family="paragraph" style:parent-style-name="Preformatted_20_Text">
      <style:text-properties fo:font-style="italic" fo:font-weight="bold" officeooo:paragraph-rsid="0011d583" style:font-style-asian="italic" style:font-weight-asian="bold" style:font-style-complex="italic" style:font-weight-complex="bold"/>
    </style:style>
    <style:style style:name="P78" style:family="paragraph" style:parent-style-name="Preformatted_20_Text">
      <style:text-properties officeooo:rsid="003f3496" officeooo:paragraph-rsid="003f3496"/>
    </style:style>
    <style:style style:name="P79" style:family="paragraph" style:parent-style-name="Standard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ab82d" officeooo:paragraph-rsid="003a7876" style:font-size-asian="12pt" style:font-weight-asian="bold" style:font-size-complex="12pt" style:font-weight-complex="bold"/>
    </style:style>
    <style:style style:name="P80" style:family="paragraph" style:parent-style-name="Standard">
      <style:text-properties fo:font-weight="bold" officeooo:rsid="00285a02" officeooo:paragraph-rsid="00285a02" style:font-weight-asian="bold" style:font-weight-complex="bold"/>
    </style:style>
    <style:style style:name="P81" style:family="paragraph" style:parent-style-name="Standard">
      <style:text-properties fo:font-weight="bold" officeooo:rsid="003b880c" officeooo:paragraph-rsid="003b880c" style:font-weight-asian="bold" style:font-weight-complex="bold"/>
    </style:style>
    <style:style style:name="P82" style:family="paragraph" style:parent-style-name="Standard">
      <style:text-properties officeooo:rsid="000eca17" officeooo:paragraph-rsid="0011d583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officeooo:rsid="001007cf"/>
    </style:style>
    <style:style style:name="T3" style:family="text">
      <style:text-properties officeooo:rsid="0011d5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b82d" style:font-weight-asian="bold" style:font-weight-complex="bold"/>
    </style:style>
    <style:style style:name="T6" style:family="text">
      <style:text-properties fo:font-weight="bold" officeooo:rsid="00185bb8" style:font-weight-asian="bold" style:font-weight-complex="bold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super 58%" fo:font-weight="bold" officeooo:rsid="001ab82d" style:font-weight-asian="bold" style:font-weight-complex="bold"/>
    </style:style>
    <style:style style:name="T9" style:family="text">
      <style:text-properties officeooo:rsid="001d323d"/>
    </style:style>
    <style:style style:name="T10" style:family="text">
      <style:text-properties fo:color="#a31515" loext:opacity="100%"/>
    </style:style>
    <style:style style:name="T11" style:family="text">
      <style:text-properties fo:color="#116644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0000ff" loext:opacity="100%"/>
    </style:style>
    <style:style style:name="T14" style:family="text">
      <style:text-properties officeooo:rsid="002b9f96"/>
    </style:style>
    <style:style style:name="T15" style:family="text">
      <style:text-properties officeooo:rsid="002dd260"/>
    </style:style>
    <style:style style:name="T16" style:family="text">
      <style:text-properties officeooo:rsid="0032a70b"/>
    </style:style>
    <style:style style:name="T17" style:family="text">
      <style:text-properties officeooo:rsid="0037d71e"/>
    </style:style>
    <style:style style:name="T18" style:family="text">
      <style:text-properties officeooo:rsid="003a7876"/>
    </style:style>
    <style:style style:name="T19" style:family="text">
      <style:text-properties fo:font-variant="normal" fo:text-transform="none" fo:font-size="10.5pt" fo:letter-spacing="normal"/>
    </style:style>
    <style:style style:name="T20" style:family="text">
      <style:text-properties fo:font-variant="normal" fo:text-transform="none" fo:font-size="10.5pt" fo:letter-spacing="normal" fo:font-style="normal"/>
    </style:style>
    <style:style style:name="T21" style:family="text">
      <style:text-properties fo:font-variant="normal" fo:text-transform="none" fo:font-size="10.5pt" fo:letter-spacing="normal" fo:font-style="normal" fo:font-weight="normal"/>
    </style:style>
    <style:style style:name="T22" style:family="text">
      <style:text-properties fo:font-variant="normal" fo:text-transform="none" fo:font-size="10.5pt" fo:letter-spacing="normal" fo:font-style="normal" fo:font-weight="normal" officeooo:rsid="000eca17"/>
    </style:style>
    <style:style style:name="T23" style:family="text">
      <style:text-properties fo:font-variant="normal" fo:text-transform="none" fo:font-size="10.5pt" fo:letter-spacing="normal" fo:font-style="normal" fo:font-weight="normal" officeooo:rsid="003ebced"/>
    </style:style>
    <style:style style:name="T24" style:family="text">
      <style:text-properties fo:font-variant="normal" fo:text-transform="none" fo:font-size="10.5pt" fo:letter-spacing="normal" fo:font-style="normal" officeooo:rsid="000eca17"/>
    </style:style>
    <style:style style:name="T25" style:family="text">
      <style:text-properties fo:font-variant="normal" fo:text-transform="none" fo:font-size="10.5pt" fo:letter-spacing="normal" fo:font-style="normal" officeooo:rsid="003ebced"/>
    </style:style>
    <style:style style:name="T26" style:family="text">
      <style:text-properties fo:font-variant="normal" fo:text-transform="none" fo:font-size="10.5pt" fo:letter-spacing="normal" fo:font-weight="normal"/>
    </style:style>
    <style:style style:name="T27" style:family="text">
      <style:text-properties fo:font-variant="normal" fo:text-transform="none" fo:font-size="10.5pt" fo:letter-spacing="normal" officeooo:rsid="000eca17"/>
    </style:style>
    <style:style style:name="T28" style:family="text">
      <style:text-properties fo:font-variant="normal" fo:text-transform="none" fo:font-size="10.5pt" fo:letter-spacing="normal" officeooo:rsid="003ebced"/>
    </style:style>
    <style:style style:name="T29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eca17"/>
    </style:style>
    <style:style style:name="T31" style:family="text">
      <style:text-properties fo:font-variant="normal" fo:text-transform="none" fo:color="#000000" loext:opacity="100%" style:font-name="monospace" fo:font-size="10.5pt" fo:letter-spacing="normal" fo:font-style="normal" officeooo:rsid="000eca17"/>
    </style:style>
    <style:style style:name="T32" style:family="text">
      <style:text-properties fo:font-variant="normal" fo:text-transform="none" fo:color="#000000" loext:opacity="100%" style:font-name="monospace" fo:font-size="10.5pt" fo:letter-spacing="normal" officeooo:rsid="000eca17"/>
    </style:style>
    <style:style style:name="T33" style:family="text">
      <style:text-properties fo:color="#000000" loext:opacity="100%" style:font-name="monospace" loext:padding="0in" loext:border="none"/>
    </style:style>
    <style:style style:name="T34" style:family="text">
      <style:text-properties officeooo:rsid="003ebc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Model with </text:span>responses token size - 176</text:p>
      <text:p text:style-name="P43"/>
      <text:p text:style-name="P4">[5355/5355 58:04, Epoch 5/5]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4">Epoch</text:p>
            </table:table-cell>
            <table:table-cell table:style-name="Table1.A1" office:value-type="string">
              <text:p text:style-name="P24">Training Loss</text:p>
            </table:table-cell>
            <table:table-cell table:style-name="Table1.A1" office:value-type="string">
              <text:p text:style-name="P24">Validation Loss</text:p>
            </table:table-cell>
          </table:table-row>
        </table:table-header-rows>
        <table:table-row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.610100</text:p>
          </table:table-cell>
          <table:table-cell table:style-name="Table1.A1" office:value-type="string">
            <text:p text:style-name="P21">1.296181</text:p>
          </table:table-cell>
        </table:table-row>
        <table:table-row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0.783800</text:p>
          </table:table-cell>
          <table:table-cell table:style-name="Table1.A1" office:value-type="string">
            <text:p text:style-name="P21">0.847100</text:p>
          </table:table-cell>
        </table:table-row>
        <table:table-row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0.682800</text:p>
          </table:table-cell>
          <table:table-cell table:style-name="Table1.A1" office:value-type="string">
            <text:p text:style-name="P21">0.762251</text:p>
          </table:table-cell>
        </table:table-row>
        <table:table-row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0.645500</text:p>
          </table:table-cell>
          <table:table-cell table:style-name="Table1.A1" office:value-type="string">
            <text:p text:style-name="P21">0.717920</text:p>
          </table:table-cell>
        </table:table-row>
        <table:table-row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0.624500</text:p>
          </table:table-cell>
          <table:table-cell table:style-name="Table1.A1" office:value-type="string">
            <text:p text:style-name="P21">0.708243</text:p>
          </table:table-cell>
        </table:table-row>
      </table:table>
      <text:p text:style-name="P43"/>
      <text:p text:style-name="P19"/>
      <text:p text:style-name="P29"><text:span text:style-name="T2">Model with </text:span>responses token size - 200</text:p>
      <text:p text:style-name="P44"/>
      <text:p text:style-name="P5"> <text:span text:style-name="T1">[4359/5355 51:23 &lt; 11:44, 1.41 it/s, Epoch 4.07/5]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3">Epoch</text:p>
            </table:table-cell>
            <table:table-cell table:style-name="Table2.A1" office:value-type="string">
              <text:p text:style-name="P33">Training Loss</text:p>
            </table:table-cell>
            <table:table-cell table:style-name="Table2.A1" office:value-type="string">
              <text:p text:style-name="P33">Validation Loss</text:p>
            </table:table-cell>
          </table:table-row>
        </table:table-header-rows>
        <table:table-row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.712300</text:p>
          </table:table-cell>
          <table:table-cell table:style-name="Table2.A1" office:value-type="string">
            <text:p text:style-name="P22">1.069297</text:p>
          </table:table-cell>
        </table:table-row>
        <table:table-row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0.758300</text:p>
          </table:table-cell>
          <table:table-cell table:style-name="Table2.A1" office:value-type="string">
            <text:p text:style-name="P22">0.804383</text:p>
          </table:table-cell>
        </table:table-row>
        <table:table-row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2">0.691500</text:p>
          </table:table-cell>
          <table:table-cell table:style-name="Table2.A1" office:value-type="string">
            <text:p text:style-name="P22">0.764833</text:p>
          </table:table-cell>
        </table:table-row>
        <table:table-row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2">0.652400</text:p>
          </table:table-cell>
          <table:table-cell table:style-name="Table2.A1" office:value-type="string">
            <text:p text:style-name="P22">0.734626</text:p>
          </table:table-cell>
        </table:table-row>
        <table:table-row>
          <table:table-cell table:style-name="Table2.A1" office:value-type="string">
            <text:p text:style-name="P46">5</text:p>
          </table:table-cell>
          <table:table-cell table:style-name="Table2.A1" office:value-type="string">
            <text:p text:style-name="P45">0.637500</text:p>
          </table:table-cell>
          <table:table-cell table:style-name="Table2.A1" office:value-type="string">
            <text:p text:style-name="P46">0.715247</text:p>
          </table:table-cell>
        </table:table-row>
      </table:table>
      <text:p text:style-name="P19"/>
      <text:p text:style-name="P43"/>
      <text:p text:style-name="P30"><text:span text:style-name="T2">Model with </text:span>responses token size – <text:span text:style-name="T3">303</text:span></text:p>
      <text:p text:style-name="P18"/>
      <text:p text:style-name="P1">[5350/5350 1:37:52, Epoch 4/5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4">Epoch</text:p>
            </table:table-cell>
            <table:table-cell table:style-name="Table3.A1" office:value-type="string">
              <text:p text:style-name="P24">Training Loss</text:p>
            </table:table-cell>
            <table:table-cell table:style-name="Table3.A1" office:value-type="string">
              <text:p text:style-name="P24">Validation Loss</text:p>
            </table:table-cell>
          </table:table-row>
        </table:table-header-rows>
        <table:table-row>
          <table:table-cell table:style-name="Table3.A1" office:value-type="string">
            <text:p text:style-name="P21">0</text:p>
          </table:table-cell>
          <table:table-cell table:style-name="Table3.A1" office:value-type="string">
            <text:p text:style-name="P21">2.833000</text:p>
          </table:table-cell>
          <table:table-cell table:style-name="Table3.A1" office:value-type="string">
            <text:p text:style-name="P21">1.127712</text:p>
          </table:table-cell>
        </table:table-row>
        <table:table-row>
          <table:table-cell table:style-name="Table3.A1" office:value-type="string">
            <text:p text:style-name="P21">1</text:p>
          </table:table-cell>
          <table:table-cell table:style-name="Table3.A1" office:value-type="string">
            <text:p text:style-name="P21">0.766000</text:p>
          </table:table-cell>
          <table:table-cell table:style-name="Table3.A1" office:value-type="string">
            <text:p text:style-name="P21">0.833765</text:p>
          </table:table-cell>
        </table:table-row>
        <table:table-row>
          <table:table-cell table:style-name="Table3.A1" office:value-type="string">
            <text:p text:style-name="P21">2</text:p>
          </table:table-cell>
          <table:table-cell table:style-name="Table3.A1" office:value-type="string">
            <text:p text:style-name="P21">0.681300</text:p>
          </table:table-cell>
          <table:table-cell table:style-name="Table3.A1" office:value-type="string">
            <text:p text:style-name="P21">0.756103</text:p>
          </table:table-cell>
        </table:table-row>
        <table:table-row>
          <table:table-cell table:style-name="Table3.A1" office:value-type="string">
            <text:p text:style-name="P21">4</text:p>
          </table:table-cell>
          <table:table-cell table:style-name="Table3.A1" office:value-type="string">
            <text:p text:style-name="P21">0.633200</text:p>
          </table:table-cell>
          <table:table-cell table:style-name="Table3.A1" office:value-type="string">
            <text:p text:style-name="P21">0.721219</text:p>
          </table:table-cell>
        </table:table-row>
      </table:table>
      <text:p text:style-name="P18"/>
      <text:p text:style-name="P18"/>
      <text:p text:style-name="P35"><text:span text:style-name="T5">1</text:span><text:span text:style-name="T8">st</text:span><text:span text:style-name="T5"> </text:span><text:span text:style-name="T4">Model with Token Size – 440:</text:span></text:p>
      <text:p text:style-name="P25"/>
      <text:p text:style-name="P25">Training Arguments:</text:p>
      <text:p text:style-name="P35"/>
      <text:p text:style-name="P35"><text:s/># Training arguments setup optimized for A100 GPU</text:p>
      <text:p text:style-name="P35"><text:s text:c="4"/>training_args = TrainingArguments(</text:p>
      <text:p text:style-name="P35"><text:s text:c="8"/>output_dir="drive/MyDrive/Multi-lingual Customer Service Chatbot - Colab/models",</text:p>
      <text:p text:style-name="P35"><text:s text:c="8"/>evaluation_strategy="epoch",</text:p>
      <text:p text:style-name="P35"><text:s text:c="8"/>save_strategy="epoch",</text:p>
      <text:p text:style-name="P35"><text:s text:c="8"/>learning_rate=2e-5, <text:s/># Reduced learning rate for smoother learning</text:p>
      <text:p text:style-name="P35"><text:s text:c="8"/>per_device_train_batch_size=8, <text:s/># Keep the larger batch size for efficiency</text:p>
      <text:p text:style-name="P35"><text:s text:c="8"/>per_device_eval_batch_size=8, <text:s text:c="2"/># Same for evaluation</text:p>
      <text:p text:style-name="P35"><text:s text:c="8"/>num_train_epochs=5, <text:s/># Increase epochs to give the model more time to generalize</text:p>
      <text:p text:style-name="P35"><text:s text:c="8"/>save_total_limit=3, <text:s/># Keep the same limit on saved checkpoints</text:p>
      <text:p text:style-name="P35"><text:s text:c="8"/>fp16=True, <text:s/># Mixed precision training still off for stability</text:p>
      <text:p text:style-name="P35"><text:s text:c="8"/>weight_decay=0.01, <text:s/># Increase weight decay to prevent overfitting</text:p>
      <text:p text:style-name="P35"><text:s text:c="8"/>logging_steps=200,</text:p>
      <text:p text:style-name="P35"><text:soft-page-break/><text:s text:c="8"/>load_best_model_at_end=True,</text:p>
      <text:p text:style-name="P35"><text:s text:c="8"/>gradient_accumulation_steps=8, <text:s/># Accumulate gradients over 8 steps for more stable updates</text:p>
      <text:p text:style-name="P35"><text:s text:c="8"/>warmup_steps=500, <text:s/># Reduce warmup steps for quicker convergence</text:p>
      <text:p text:style-name="P35"><text:s text:c="8"/>report_to="none", <text:s/># Reporting disabled</text:p>
      <text:p text:style-name="P35"><text:s text:c="8"/>gradient_checkpointing=True <text:s/># Enable gradient checkpointing for memory savings</text:p>
      <text:p text:style-name="P35"><text:s text:c="4"/>)</text:p>
      <text:p text:style-name="P20"/>
      <text:p text:style-name="P25">Results:</text:p>
      <text:p text:style-name="P20"/>
      <text:p text:style-name="P2">[5350/5350 2:27:12, Epoch 4/5]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4">Epoch</text:p>
            </table:table-cell>
            <table:table-cell table:style-name="Table4.A1" office:value-type="string">
              <text:p text:style-name="P34">Training Loss</text:p>
            </table:table-cell>
            <table:table-cell table:style-name="Table4.A1" office:value-type="string">
              <text:p text:style-name="P34">Validation Loss</text:p>
            </table:table-cell>
          </table:table-row>
        </table:table-header-rows>
        <table:table-row>
          <table:table-cell table:style-name="Table4.A1" office:value-type="string">
            <text:p text:style-name="P23">0</text:p>
          </table:table-cell>
          <table:table-cell table:style-name="Table4.A1" office:value-type="string">
            <text:p text:style-name="P23">4.805200</text:p>
          </table:table-cell>
          <table:table-cell table:style-name="Table4.A1" office:value-type="string">
            <text:p text:style-name="P23">1.225489</text:p>
          </table:table-cell>
        </table:table-row>
        <table:table-row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0.786700</text:p>
          </table:table-cell>
          <table:table-cell table:style-name="Table4.A1" office:value-type="string">
            <text:p text:style-name="P23">0.801719</text:p>
          </table:table-cell>
        </table:table-row>
        <table:table-row>
          <table:table-cell table:style-name="Table4.A1" office:value-type="string">
            <text:p text:style-name="P23">2</text:p>
          </table:table-cell>
          <table:table-cell table:style-name="Table4.A1" office:value-type="string">
            <text:p text:style-name="P23">0.690400</text:p>
          </table:table-cell>
          <table:table-cell table:style-name="Table4.A1" office:value-type="string">
            <text:p text:style-name="P23">0.755417</text:p>
          </table:table-cell>
        </table:table-row>
        <table:table-row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0.642500</text:p>
          </table:table-cell>
          <table:table-cell table:style-name="Table4.A1" office:value-type="string">
            <text:p text:style-name="P23">0.724628</text:p>
          </table:table-cell>
        </table:table-row>
      </table:table>
      <text:p text:style-name="P20"/>
      <text:p text:style-name="P20"/>
      <text:p text:style-name="P26">BLEU:</text:p>
      <text:p text:style-name="P26"/>
      <text:p text:style-name="P17">0.01% Validation Set:</text:p>
      <text:p text:style-name="P10"/>
      <text:p text:style-name="P10">BLEU-1 Score: 53.398058252427184</text:p>
      <text:p text:style-name="P7">BLEU-2 Score: 21.568627450980394</text:p>
      <text:p text:style-name="P7">BLEU-3 Score: 10.891089108910892</text:p>
      <text:p text:style-name="P7">BLEU-4 Score: 8.0</text:p>
      <text:p text:style-name="P7">Total time for generating 8 responses: 11.05 seconds</text:p>
      <text:p text:style-name="P7">Average time per response: 1.38 seconds</text:p>
      <text:p text:style-name="P10"/>
      <text:p text:style-name="P17">0.1% Validation Set:</text:p>
      <text:p text:style-name="P10"/>
      <text:p text:style-name="P10">BLEU-1 Score: 83.49514563106796</text:p>
      <text:p text:style-name="P7">BLEU-2 Score: 46.07843137254902</text:p>
      <text:p text:style-name="P7">BLEU-3 Score: 20.792079207920793</text:p>
      <text:p text:style-name="P7">BLEU-4 Score: 14.0</text:p>
      <text:p text:style-name="P7">Total time for generating 80 responses: 107.76 seconds</text:p>
      <text:p text:style-name="P7">Average time per response: 1.35 seconds</text:p>
      <text:p text:style-name="P7"/>
      <text:p text:style-name="P17">1% Validation Set:</text:p>
      <text:p text:style-name="P11">U-1 Score: 93.20388349514563</text:p>
      <text:p text:style-name="P7">BLEU-2 Score: 82.3529411764706</text:p>
      <text:p text:style-name="P7">BLEU-3 Score: 52.475247524752476</text:p>
      <text:p text:style-name="P7">BLEU-4 Score: 31.0</text:p>
      <text:p text:style-name="P7">Total time for generating 806 responses: 1004.45 seconds</text:p>
      <text:p text:style-name="P7">Average time per response: 1.25 seconds</text:p>
      <text:p text:style-name="P36"/>
      <text:p text:style-name="P17">1<text:span text:style-name="T9">0</text:span>% Validation Set:</text:p>
      <text:p text:style-name="P17"/>
      <text:p text:style-name="P12">BLEU-1 Score: 100.0</text:p>
      <text:p text:style-name="P6">BLEU-2 Score: 94.11764705882354</text:p>
      <text:p text:style-name="P6">BLEU-3 Score: 80.1980198019802</text:p>
      <text:p text:style-name="P6">BLEU-4 Score: 59.0</text:p>
      <text:p text:style-name="P6">Total time for generating 8061 responses: 10253.00 seconds</text:p>
      <text:p text:style-name="P6"><text:soft-page-break/>Average time per response: 1.27 seconds</text:p>
      <text:p text:style-name="P17"/>
      <text:p text:style-name="P17"/>
      <text:p text:style-name="P36"/>
      <text:p text:style-name="P27">15% Validation Set:</text:p>
      <text:p text:style-name="P27"/>
      <text:p text:style-name="P8">BLEU Score: 24.908683878834392</text:p>
      <text:p text:style-name="P7">Total time for generating 12092 responses: 14996.30 seconds</text:p>
      <text:p text:style-name="P7">Average time per response: 1.24 seconds</text:p>
      <text:p text:style-name="P7"/>
      <text:p text:style-name="P9"/>
      <text:p text:style-name="P9"/>
      <text:p text:style-name="P38">2<text:span text:style-name="T7">nd</text:span><text:span text:style-name="T4"> </text:span><text:span text:style-name="T6">Model with Token Size – 440:</text:span></text:p>
      <text:p text:style-name="P25"/>
      <text:p text:style-name="P25">Training Arguments:</text:p>
      <text:p text:style-name="P25"/>
      <text:p text:style-name="P47"># Modified training arguments</text:p>
      <text:p text:style-name="P40">training_args = TrainingArguments(</text:p>
      <text:p text:style-name="P40">output_dir=<text:span text:style-name="T10">"drive/MyDrive/Multi-lingual Customer Service Chatbot - Colab/models"</text:span>,</text:p>
      <text:p text:style-name="P40">evaluation_strategy=<text:span text:style-name="T10">"epoch"</text:span>,</text:p>
      <text:p text:style-name="P40">save_strategy=<text:span text:style-name="T10">"epoch"</text:span>,</text:p>
      <text:p text:style-name="P40">learning_rate=<text:span text:style-name="T11">3e-5</text:span>, <text:span text:style-name="T12"># Slightly higher learning rate to start</text:span></text:p>
      <text:p text:style-name="P40">per_device_train_batch_size=<text:span text:style-name="T11">12</text:span>, <text:span text:style-name="T12"># Batch size for efficient memory usage</text:span></text:p>
      <text:p text:style-name="P40">per_device_eval_batch_size=<text:span text:style-name="T11">12</text:span>, <text:span text:style-name="T12"># Same batch size for evaluation</text:span></text:p>
      <text:p text:style-name="P40">num_train_epochs=<text:span text:style-name="T11">7</text:span>, <text:span text:style-name="T12"># Increased epochs for better generalization</text:span></text:p>
      <text:p text:style-name="P40">save_total_limit=<text:span text:style-name="T11">3</text:span>, <text:span text:style-name="T12"># Save checkpoints to prevent excessive memory use</text:span></text:p>
      <text:p text:style-name="P40">fp16=<text:span text:style-name="T13">True</text:span>, <text:span text:style-name="T12"># Mixed precision training for performance improvements</text:span></text:p>
      <text:p text:style-name="P40">weight_decay=<text:span text:style-name="T11">0.01</text:span>, <text:span text:style-name="T12"># Helps with regularization and avoiding overfitting</text:span></text:p>
      <text:p text:style-name="P40">logging_steps=<text:span text:style-name="T11">200</text:span>,</text:p>
      <text:p text:style-name="P40">load_best_model_at_end=<text:span text:style-name="T13">True</text:span>,</text:p>
      <text:p text:style-name="P40">gradient_accumulation_steps=<text:span text:style-name="T11">5</text:span>, <text:span text:style-name="T12"># Accumulating gradients to reduce memory footprint</text:span></text:p>
      <text:p text:style-name="P40">warmup_steps=<text:span text:style-name="T11">500</text:span>, <text:span text:style-name="T12"># Reduced warmup steps for faster convergence</text:span></text:p>
      <text:p text:style-name="P40">report_to=<text:span text:style-name="T10">"none"</text:span>, <text:span text:style-name="T12"># Reporting disabled to avoid logging overhead</text:span></text:p>
      <text:p text:style-name="P40">gradient_checkpointing=<text:span text:style-name="T13">True</text:span>, <text:span text:style-name="T12"># Save memory during gradient computation</text:span></text:p>
      <text:p text:style-name="P40">lr_scheduler_type=<text:span text:style-name="T10">"cosine"</text:span>, <text:span text:style-name="T12"># Cosine learning rate scheduler for smoother training</text:span></text:p>
      <text:p text:style-name="P40">eval_accumulation_steps=<text:span text:style-name="T11">10</text:span>, <text:span text:style-name="T12"># Accumulate evaluation steps to avoid memory issues</text:span></text:p>
      <text:p text:style-name="P40">)</text:p>
      <text:p text:style-name="P25"/>
      <text:p text:style-name="P39"><text:span text:style-name="T6">R</text:span><text:span text:style-name="T4">esults:</text:span></text:p>
      <text:p text:style-name="P31"/>
      <text:p text:style-name="P3">[7525/7525 2:48:04, Epoch 7/7]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34">Epoch</text:p>
            </table:table-cell>
            <table:table-cell table:style-name="Table5.A1" office:value-type="string">
              <text:p text:style-name="P34">Training Loss</text:p>
            </table:table-cell>
            <table:table-cell table:style-name="Table5.A1" office:value-type="string">
              <text:p text:style-name="P34">Validation Loss</text:p>
            </table:table-cell>
          </table:table-row>
        </table:table-header-rows>
        <table:table-row>
          <table:table-cell table:style-name="Table5.A1" office:value-type="string">
            <text:p text:style-name="P23">1</text:p>
          </table:table-cell>
          <table:table-cell table:style-name="Table5.A1" office:value-type="string">
            <text:p text:style-name="P23">1.280400</text:p>
          </table:table-cell>
          <table:table-cell table:style-name="Table5.A1" office:value-type="string">
            <text:p text:style-name="P23">1.306809</text:p>
          </table:table-cell>
        </table:table-row>
        <table:table-row>
          <table:table-cell table:style-name="Table5.A1" office:value-type="string">
            <text:p text:style-name="P23">2</text:p>
          </table:table-cell>
          <table:table-cell table:style-name="Table5.A1" office:value-type="string">
            <text:p text:style-name="P23">0.738200</text:p>
          </table:table-cell>
          <table:table-cell table:style-name="Table5.A1" office:value-type="string">
            <text:p text:style-name="P23">0.787249</text:p>
          </table:table-cell>
        </table:table-row>
        <table:table-row>
          <table:table-cell table:style-name="Table5.A1" office:value-type="string">
            <text:p text:style-name="P23">3</text:p>
          </table:table-cell>
          <table:table-cell table:style-name="Table5.A1" office:value-type="string">
            <text:p text:style-name="P23">0.654700</text:p>
          </table:table-cell>
          <table:table-cell table:style-name="Table5.A1" office:value-type="string">
            <text:p text:style-name="P23">0.748505</text:p>
          </table:table-cell>
        </table:table-row>
        <text:soft-page-break/>
        <table:table-row>
          <table:table-cell table:style-name="Table5.A1" office:value-type="string">
            <text:p text:style-name="P23">4</text:p>
          </table:table-cell>
          <table:table-cell table:style-name="Table5.A1" office:value-type="string">
            <text:p text:style-name="P23">0.590900</text:p>
          </table:table-cell>
          <table:table-cell table:style-name="Table5.A1" office:value-type="string">
            <text:p text:style-name="P23">0.693028</text:p>
          </table:table-cell>
        </table:table-row>
        <table:table-row>
          <table:table-cell table:style-name="Table5.A1" office:value-type="string">
            <text:p text:style-name="P23">5</text:p>
          </table:table-cell>
          <table:table-cell table:style-name="Table5.A1" office:value-type="string">
            <text:p text:style-name="P23">0.563000</text:p>
          </table:table-cell>
          <table:table-cell table:style-name="Table5.A1" office:value-type="string">
            <text:p text:style-name="P23">0.676866</text:p>
          </table:table-cell>
        </table:table-row>
        <table:table-row>
          <table:table-cell table:style-name="Table5.A1" office:value-type="string">
            <text:p text:style-name="P23">6</text:p>
          </table:table-cell>
          <table:table-cell table:style-name="Table5.A1" office:value-type="string">
            <text:p text:style-name="P23">0.539300</text:p>
          </table:table-cell>
          <table:table-cell table:style-name="Table5.A1" office:value-type="string">
            <text:p text:style-name="P23">0.670430</text:p>
          </table:table-cell>
        </table:table-row>
        <table:table-row>
          <table:table-cell table:style-name="Table5.A1" office:value-type="string">
            <text:p text:style-name="P23">7</text:p>
          </table:table-cell>
          <table:table-cell table:style-name="Table5.A1" office:value-type="string">
            <text:p text:style-name="P23">0.529600</text:p>
          </table:table-cell>
          <table:table-cell table:style-name="Table5.A1" office:value-type="string">
            <text:p text:style-name="P23">0.670399</text:p>
          </table:table-cell>
        </table:table-row>
      </table:table>
      <text:p text:style-name="P31"/>
      <text:p text:style-name="P25"/>
      <text:p text:style-name="P26"><text:span text:style-name="T15">Evaluation Metrics</text:span>:</text:p>
      <text:p text:style-name="P26"/>
      <text:p text:style-name="P17">0.01% Validation Set:</text:p>
      <text:p text:style-name="P10"/>
      <text:p text:style-name="P14">BLEU Scores:</text:p>
      <text:p text:style-name="P42">BLEU-1 Score: 54.24</text:p>
      <text:p text:style-name="P42">BLEU-2 Score: 23.08</text:p>
      <text:p text:style-name="P42">BLEU-3 Score: 12.07</text:p>
      <text:p text:style-name="P42">BLEU-4 Score: 7.83</text:p>
      <text:p text:style-name="P48"/>
      <text:p text:style-name="P42">ROUGE Scores:</text:p>
      <text:p text:style-name="P42">ROUGE-1 Score: 0.53</text:p>
      <text:p text:style-name="P42">ROUGE-2 Score: 0.27</text:p>
      <text:p text:style-name="P42">ROUGE-L Score: 0.36</text:p>
      <text:p text:style-name="P48"/>
      <text:p text:style-name="P42">METEOR Score: 0.42</text:p>
      <text:p text:style-name="P48"/>
      <text:p text:style-name="P42">Latency Metrics:</text:p>
      <text:p text:style-name="P42">Total time for generating 8 responses: 11.55 seconds</text:p>
      <text:p text:style-name="P42">Average time per response: 1.44 seconds</text:p>
      <text:p text:style-name="P42">95th Percentile Response Time: 3.10 seconds</text:p>
      <text:p text:style-name="P48"/>
      <text:p text:style-name="P42">TER Score: 0.78</text:p>
      <text:p text:style-name="P48"/>
      <text:p text:style-name="P42">ChrF3 Score: 56.29</text:p>
      <text:p text:style-name="P41"/>
      <text:p text:style-name="P41">Average COMET Score (from individual scores): 0.13</text:p>
      <text:p text:style-name="P42">System-level COMET Score: 0.13</text:p>
      <text:p text:style-name="P10"/>
      <text:p text:style-name="P10"/>
      <text:p text:style-name="P17">0.1% Validation Set:</text:p>
      <text:p text:style-name="P10"/>
      <text:p text:style-name="P14">BLEU Scores:</text:p>
      <text:p text:style-name="P42">BLEU-1 Score: 84.75</text:p>
      <text:p text:style-name="P42">BLEU-2 Score: 47.86</text:p>
      <text:p text:style-name="P42">BLEU-3 Score: 25.00</text:p>
      <text:p text:style-name="P42">BLEU-4 Score: 16.52</text:p>
      <text:p text:style-name="P48"/>
      <text:p text:style-name="P42">ROUGE Scores:</text:p>
      <text:p text:style-name="P42">ROUGE-1 Score: 0.55</text:p>
      <text:p text:style-name="P42">ROUGE-2 Score: 0.30</text:p>
      <text:p text:style-name="P42">ROUGE-L Score: 0.38</text:p>
      <text:p text:style-name="P48"/>
      <text:p text:style-name="P42">METEOR Score: 0.46</text:p>
      <text:p text:style-name="P48"/>
      <text:p text:style-name="P42">Latency Metrics:</text:p>
      <text:p text:style-name="P42">Total time for generating 80 responses: 96.37 seconds</text:p>
      <text:p text:style-name="P42">Average time per response: 1.20 seconds</text:p>
      <text:p text:style-name="P42">95th Percentile Response Time: 2.20 seconds</text:p>
      <text:p text:style-name="P48"><text:soft-page-break/></text:p>
      <text:p text:style-name="P42">TER Score: 0.90</text:p>
      <text:p text:style-name="P48"/>
      <text:p text:style-name="P42">ChrF3 Score: 56.29</text:p>
      <text:p text:style-name="P41"/>
      <text:p text:style-name="P41">Average COMET Score (from individual scores): 0.17</text:p>
      <text:p text:style-name="P42">System-level COMET Score: 0.17</text:p>
      <text:p text:style-name="P7"/>
      <text:p text:style-name="P7"/>
      <text:p text:style-name="P17">1% Validation Set:</text:p>
      <text:p text:style-name="P10"/>
      <text:p text:style-name="P13">BLEU Scores:</text:p>
      <text:p text:style-name="P15">BLEU Scores:</text:p>
      <text:p text:style-name="P42">BLEU-1 Score: 98.31</text:p>
      <text:p text:style-name="P42">BLEU-2 Score: 85.47</text:p>
      <text:p text:style-name="P42">BLEU-3 Score: 59.48</text:p>
      <text:p text:style-name="P42">BLEU-4 Score: 38.26</text:p>
      <text:p text:style-name="P48"/>
      <text:p text:style-name="P42">ROUGE Scores:</text:p>
      <text:p text:style-name="P42">ROUGE-1 Score: 0.55</text:p>
      <text:p text:style-name="P42">ROUGE-2 Score: 0.30</text:p>
      <text:p text:style-name="P42">ROUGE-L Score: 0.38</text:p>
      <text:p text:style-name="P48"/>
      <text:p text:style-name="P42">METEOR Score: 0.45</text:p>
      <text:p text:style-name="P48"/>
      <text:p text:style-name="P42">Latency Metrics:</text:p>
      <text:p text:style-name="P42">Total time for generating 806 responses: 1000.01 seconds</text:p>
      <text:p text:style-name="P42">Average time per response: 1.24 seconds</text:p>
      <text:p text:style-name="P42">95th Percentile Response Time: 2.31 seconds</text:p>
      <text:p text:style-name="P48"/>
      <text:p text:style-name="P42">TER Score: 0.83</text:p>
      <text:p text:style-name="P48"/>
      <text:p text:style-name="P42">ChrF3 Score: 56.29</text:p>
      <text:p text:style-name="P41"/>
      <text:p text:style-name="P41">Average COMET Score (from individual scores): 0.19</text:p>
      <text:p text:style-name="P42">System-level COMET Score: 0.19</text:p>
      <text:p text:style-name="P6"/>
      <text:p text:style-name="P37"/>
      <text:p text:style-name="P17">1<text:span text:style-name="T9">0</text:span>% Validation Set:</text:p>
      <text:p text:style-name="P17"/>
      <text:p text:style-name="P7">BLEU Scores:</text:p>
      <text:p text:style-name="P6">BLEU-1 Score: 100.00</text:p>
      <text:p text:style-name="P6">BLEU-2 Score: 93.16</text:p>
      <text:p text:style-name="P6">BLEU-3 Score: 81.03</text:p>
      <text:p text:style-name="P6">BLEU-4 Score: 61.74</text:p>
      <text:p text:style-name="P6"/>
      <text:p text:style-name="P6">ROUGE Scores:</text:p>
      <text:p text:style-name="P6">ROUGE-1 Score: 0.55</text:p>
      <text:p text:style-name="P6">ROUGE-2 Score: 0.30</text:p>
      <text:p text:style-name="P6">ROUGE-L Score: 0.38</text:p>
      <text:p text:style-name="P6"/>
      <text:p text:style-name="P6">METEOR Score: 0.45</text:p>
      <text:p text:style-name="P7"/>
      <text:p text:style-name="P6">Latency Metrics:</text:p>
      <text:p text:style-name="P6">Total time for generating 8061 responses: 10100.69 seconds – <text:span text:style-name="T18">2.8</text:span><text:span text:style-name="T17">hrs</text:span></text:p>
      <text:p text:style-name="P6">Average time per response: 1.25 seconds</text:p>
      <text:p text:style-name="P6"><text:soft-page-break/>95th Percentile Response Time: 2.34 seconds</text:p>
      <text:p text:style-name="P6"/>
      <text:p text:style-name="P12">TER Score: 0.73</text:p>
      <text:p text:style-name="P17"/>
      <text:p text:style-name="P12">ChrF3 Score: 64.33</text:p>
      <text:p text:style-name="P49"/>
      <text:p text:style-name="P6">ChrF Score: 61.39</text:p>
      <text:p text:style-name="P49"/>
      <text:p text:style-name="P6">ChrF++ Score: 58.56</text:p>
      <text:p text:style-name="P6"/>
      <text:p text:style-name="P6">Average COMET Score (from individual scores): 0.18</text:p>
      <text:p text:style-name="P6">System-level COMET Score: 0.18</text:p>
      <text:p text:style-name="P6"/>
      <text:p text:style-name="P6"/>
      <text:p text:style-name="P79"><text:span text:style-name="T18">2</text:span><text:span text:style-name="T9">0</text:span>% Validation Set:</text:p>
      <text:p text:style-name="P79"/>
      <text:p text:style-name="P6">BLEU Scores:</text:p>
      <text:p text:style-name="P6">BLEU-1 Score: 100.00</text:p>
      <text:p text:style-name="P6">BLEU-2 Score: 96.58</text:p>
      <text:p text:style-name="P6">BLEU-3 Score: 86.21</text:p>
      <text:p text:style-name="P6">BLEU-4 Score: 72.17</text:p>
      <text:p text:style-name="P6"/>
      <text:p text:style-name="P6">ROUGE Scores:</text:p>
      <text:p text:style-name="P6">ROUGE-1 Score: 0.55</text:p>
      <text:p text:style-name="P6">ROUGE-2 Score: 0.30</text:p>
      <text:p text:style-name="P6">ROUGE-L Score: 0.38</text:p>
      <text:p text:style-name="P6"/>
      <text:p text:style-name="P6">METEOR Score: 0.45</text:p>
      <text:p text:style-name="P6"/>
      <text:p text:style-name="P6">Latency Metrics:</text:p>
      <text:p text:style-name="P6">Total time for generating 16123 responses: 19702.30 seconds – <text:span text:style-name="T18">5.4hrs</text:span></text:p>
      <text:p text:style-name="P6">Average time per response: 1.22 seconds</text:p>
      <text:p text:style-name="P6">95th Percentile Response Time: 2.28 seconds</text:p>
      <text:p text:style-name="P6"/>
      <text:p text:style-name="P6">TER Score: 0.65</text:p>
      <text:p text:style-name="P6"/>
      <text:p text:style-name="P6">ChrF3 Score: 68.86</text:p>
      <text:p text:style-name="P49"/>
      <text:p text:style-name="P6">ChrF Score: 66.44</text:p>
      <text:p text:style-name="P49"/>
      <text:p text:style-name="P6">ChrF++ Score: 64.09</text:p>
      <text:p text:style-name="P6"/>
      <text:p text:style-name="P6">Average COMET Score (from individual scores): 0.18</text:p>
      <text:p text:style-name="P6">System-level COMET Score: 0.18</text:p>
      <text:p text:style-name="P6"/>
      <text:p text:style-name="P17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L<text:span text:style-name="T14">anguage Specific </text:span><text:span text:style-name="T16">Evaluation</text:span>:</text:p>
      <text:p text:style-name="P80"/>
      <text:p text:style-name="P81">10% Test data from each Language:</text:p>
      <text:p text:style-name="P32"/>
      <text:p text:style-name="P56">--- BLEU Score Evaluation for All Languages ---</text:p>
      <text:p text:style-name="P42"/>
      <text:p text:style-name="P41">BLEU Scores for English:</text:p>
      <text:p text:style-name="P42">BLEU-1 Score: 100.00</text:p>
      <text:p text:style-name="P42">BLEU-2 Score: 99.02</text:p>
      <text:p text:style-name="P42">BLEU-3 Score: 95.05</text:p>
      <text:p text:style-name="P42">BLEU-4 Score: 88.00</text:p>
      <text:p text:style-name="P42"/>
      <text:p text:style-name="P62">BLEU Scores for French:</text:p>
      <text:p text:style-name="P61">BLEU-1 Score: 100.00</text:p>
      <text:p text:style-name="P61">BLEU-2 Score: 99.11</text:p>
      <text:p text:style-name="P61">BLEU-3 Score: 96.40</text:p>
      <text:p text:style-name="P61">BLEU-4 Score: 93.64</text:p>
      <text:p text:style-name="P61"/>
      <text:p text:style-name="P62">BLEU Scores for Spanish:</text:p>
      <text:p text:style-name="P61">BLEU-1 Score: 100.00</text:p>
      <text:p text:style-name="P61">BLEU-2 Score: 100.00</text:p>
      <text:p text:style-name="P61">BLEU-3 Score: 95.15</text:p>
      <text:p text:style-name="P61">BLEU-4 Score: 86.27</text:p>
      <text:p text:style-name="P61"/>
      <text:p text:style-name="P61"/>
      <text:p text:style-name="P68"><text:span text:style-name="T19">--- ROUGE Score Evaluation for All Languages ---</text:span></text:p>
      <text:p text:style-name="P48"/>
      <text:p text:style-name="P42">ROUGE Scores for English:</text:p>
      <text:p text:style-name="P42">ROUGE-1 Score: 0.58</text:p>
      <text:p text:style-name="P42">ROUGE-2 Score: 0.31</text:p>
      <text:p text:style-name="P42">ROUGE-L Score: 0.41</text:p>
      <text:p text:style-name="P42"/>
      <text:p text:style-name="P61">ROUGE Scores for French:</text:p>
      <text:p text:style-name="P61">ROUGE-1 Score: 0.53</text:p>
      <text:p text:style-name="P61">ROUGE-2 Score: 0.29</text:p>
      <text:p text:style-name="P61">ROUGE-L Score: 0.36</text:p>
      <text:p text:style-name="P61"/>
      <text:p text:style-name="P61">ROUGE Scores for Spanish:</text:p>
      <text:p text:style-name="P61">ROUGE-1 Score: 0.53</text:p>
      <text:p text:style-name="P61">ROUGE-2 Score: 0.29</text:p>
      <text:p text:style-name="P61">ROUGE-L Score: 0.37</text:p>
      <text:p text:style-name="P61"/>
      <text:p text:style-name="P61"/>
      <text:p text:style-name="P69"><text:span text:style-name="T27">--- METEOR Score Evaluation for All Languages ---</text:span></text:p>
      <text:p text:style-name="P48"/>
      <text:p text:style-name="P42">METEOR Score for English: 0.48</text:p>
      <text:p text:style-name="P42"/>
      <text:p text:style-name="P64">METEOR Score for French: 0.43</text:p>
      <text:p text:style-name="P64"/>
      <text:p text:style-name="P64">METEOR Score for Spanish: 0.43</text:p>
      <text:p text:style-name="P64"/>
      <text:p text:style-name="P64"/>
      <text:p text:style-name="P69"><text:span text:style-name="T19">--- TER Score Evaluation for All Languages ---</text:span></text:p>
      <text:p text:style-name="P64"/>
      <text:p text:style-name="P64">TER Score for English: 0.60</text:p>
      <text:p text:style-name="P75"/>
      <text:p text:style-name="P64">TER Score for French: 0.55</text:p>
      <text:p text:style-name="P64"><text:soft-page-break/></text:p>
      <text:p text:style-name="P64">TER Score for Spanish: 0.58</text:p>
      <text:p text:style-name="P42"/>
      <text:p text:style-name="P42"/>
      <text:p text:style-name="P70"><text:span text:style-name="T19">--- ChrF Score</text:span><text:span text:style-name="T28">s</text:span><text:span text:style-name="T19"> Evaluation for All Languages ---</text:span></text:p>
      <text:p text:style-name="P42"/>
      <text:p text:style-name="P76"><text:span text:style-name="T33">ChrF Score for English: 59.77</text:span></text:p>
      <text:p text:style-name="P65">ChrF3 Score for English: 62.93</text:p>
      <text:p text:style-name="P65"/>
      <text:p text:style-name="P76"><text:span text:style-name="T33">ChrF Score for French: 62.62</text:span></text:p>
      <text:p text:style-name="P65">ChrF3 Score for French: 64.41</text:p>
      <text:p text:style-name="P65"/>
      <text:p text:style-name="P76"><text:span text:style-name="T33">ChrF Score for Spanish: 64.45</text:span></text:p>
      <text:p text:style-name="P65">ChrF3 Score for Spanish: 70.05</text:p>
      <text:p text:style-name="P65"/>
      <text:p text:style-name="P65"/>
      <text:p text:style-name="P71">--- Latency Evaluation for All Languages ---</text:p>
      <text:p text:style-name="P42"/>
      <text:p text:style-name="P61">Average Response Time for English: 1.19 seconds</text:p>
      <text:p text:style-name="P61">95th Percentile Response Time for English: 2.05 seconds</text:p>
      <text:p text:style-name="P61"/>
      <text:p text:style-name="P65">Average Response Time for French: 1.30 seconds</text:p>
      <text:p text:style-name="P65">95th Percentile Response Time for French: 2.52 seconds</text:p>
      <text:p text:style-name="P64"/>
      <text:p text:style-name="P65">Average Response Time for Spanish: 1.21 seconds</text:p>
      <text:p text:style-name="P65">95th Percentile Response Time for Spanish: 2.21 seconds</text:p>
      <text:p text:style-name="P66"/>
      <text:p text:style-name="P48"/>
      <text:p text:style-name="P71">--- COMET Score Evaluation for All Languages ---</text:p>
      <text:p text:style-name="P42"/>
      <text:p text:style-name="P41">Average COMET Score for English (from individual scores): 0.16</text:p>
      <text:p text:style-name="P42">System-level COMET Score for English: 0.16</text:p>
      <text:p text:style-name="P16"/>
      <text:p text:style-name="P66">Average COMET Score for French (from individual scores): 0.14</text:p>
      <text:p text:style-name="P67">System-level COMET Score for French: 0.14</text:p>
      <text:p text:style-name="P67"/>
      <text:p text:style-name="P66">Average COMET Score for Spanish (from individual scores): 0.26</text:p>
      <text:p text:style-name="P67">System-level COMET Score for Spanish: 0.26</text:p>
      <text:p text:style-name="P6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1"><text:soft-page-break/>20% Test Data f<text:span text:style-name="T34">rom</text:span> <text:span text:style-name="T34">e</text:span>ach Language:</text:p>
      <text:p text:style-name="P81"/>
      <text:p text:style-name="P57">--- BLEU Score Evaluation for All Languages ---</text:p>
      <text:p text:style-name="P49"/>
      <text:p text:style-name="P6">BLEU Scores for English:</text:p>
      <text:p text:style-name="P6">BLEU-1 Score: 100.00</text:p>
      <text:p text:style-name="P6">BLEU-2 Score: 100.00</text:p>
      <text:p text:style-name="P6">BLEU-3 Score: 98.02</text:p>
      <text:p text:style-name="P6">BLEU-4 Score: 92.00</text:p>
      <text:p text:style-name="P49"/>
      <text:p text:style-name="P6">BLEU Scores for French:</text:p>
      <text:p text:style-name="P6">BLEU-1 Score: 100.00</text:p>
      <text:p text:style-name="P6">BLEU-2 Score: 100.00</text:p>
      <text:p text:style-name="P6">BLEU-3 Score: 98.20</text:p>
      <text:p text:style-name="P6">BLEU-4 Score: 95.45</text:p>
      <text:p text:style-name="P49"/>
      <text:p text:style-name="P6">BLEU Scores for Spanish:</text:p>
      <text:p text:style-name="P6">BLEU-1 Score: 100.00</text:p>
      <text:p text:style-name="P6">BLEU-2 Score: 100.00</text:p>
      <text:p text:style-name="P6">BLEU-3 Score: 98.06</text:p>
      <text:p text:style-name="P6">BLEU-4 Score: 93.14</text:p>
      <text:p text:style-name="P81"/>
      <text:p text:style-name="P55"/>
      <text:p text:style-name="P72">--- ROUGE Score Evaluation for All Languages ---</text:p>
      <text:p text:style-name="P48"/>
      <text:p text:style-name="P41">Using default tokenizer.</text:p>
      <text:p text:style-name="P41">ROUGE Scores for English:</text:p>
      <text:p text:style-name="P42">ROUGE-1 Score: 0.58</text:p>
      <text:p text:style-name="P42">ROUGE-2 Score: 0.32</text:p>
      <text:p text:style-name="P42">ROUGE-L Score: 0.41</text:p>
      <text:p text:style-name="P48"/>
      <text:p text:style-name="P41">Using default tokenizer.</text:p>
      <text:p text:style-name="P41">ROUGE Scores for French:</text:p>
      <text:p text:style-name="P42">ROUGE-1 Score: 0.53</text:p>
      <text:p text:style-name="P42">ROUGE-2 Score: 0.29</text:p>
      <text:p text:style-name="P48"><text:span text:style-name="T33">ROUGE-L Score: 0.36</text:span></text:p>
      <text:p text:style-name="P48"/>
      <text:p text:style-name="P42">ROUGE Scores for Spanish:</text:p>
      <text:p text:style-name="P42">ROUGE-1 Score: 0.53</text:p>
      <text:p text:style-name="P42">ROUGE-2 Score: 0.29</text:p>
      <text:p text:style-name="P42">ROUGE-L Score: 0.37</text:p>
      <text:p text:style-name="P18"/>
      <text:p text:style-name="P18"/>
      <text:p text:style-name="P77"><text:span text:style-name="T32">--- METEOR Score Evaluation for All Languages ---</text:span></text:p>
      <text:p text:style-name="P49"/>
      <text:p text:style-name="P6">METEOR Score for English: 0.48</text:p>
      <text:p text:style-name="P49"/>
      <text:p text:style-name="P49"><text:span text:style-name="T29">METEOR Score for French: 0.43</text:span></text:p>
      <text:p text:style-name="P49"/>
      <text:p text:style-name="P6">METEOR Score for Spanish: 0.43</text:p>
      <text:p text:style-name="P18"/>
      <text:p text:style-name="P18"/>
      <text:p text:style-name="P58">--- TER Score Evaluation for All Languages ---</text:p>
      <text:p text:style-name="P18"/>
      <text:p text:style-name="P53">TER Score for English: 0.54</text:p>
      <text:p text:style-name="P49"><text:soft-page-break/></text:p>
      <text:p text:style-name="P6">TER Score for French: 0.55</text:p>
      <text:p text:style-name="P49"/>
      <text:p text:style-name="P6">TER Score for Spanish: 0.58</text:p>
      <text:p text:style-name="P18"/>
      <text:p text:style-name="P18"/>
      <text:p text:style-name="P58">--- ChrF, ChrF3, and ChrF++ Score Evaluation for All Languages ---</text:p>
      <text:p text:style-name="P49"/>
      <text:p text:style-name="P49"><text:span text:style-name="T29">ChrF Score for English: 62.69</text:span></text:p>
      <text:p text:style-name="P49"><text:span text:style-name="T29">ChrF3 Score for English: 64.37</text:span></text:p>
      <text:p text:style-name="P6">ChrF++ Score for English: 61.07</text:p>
      <text:p text:style-name="P49"/>
      <text:p text:style-name="P49"/>
      <text:p text:style-name="P49"><text:span text:style-name="T29">ChrF Score for French: 67.06</text:span></text:p>
      <text:p text:style-name="P49"><text:span text:style-name="T29">ChrF3 Score for French: 71.44</text:span></text:p>
      <text:p text:style-name="P6">ChrF++ Score for French: 66.45</text:p>
      <text:p text:style-name="P49"/>
      <text:p text:style-name="P49"/>
      <text:p text:style-name="P49"><text:span text:style-name="T29">ChrF Score for Spanish: 64.45</text:span></text:p>
      <text:p text:style-name="P49"><text:span text:style-name="T29">ChrF3 Score for Spanish: 70.05</text:span></text:p>
      <text:p text:style-name="P6">ChrF++ Score for Spanish: 61.41</text:p>
      <text:p text:style-name="P18"/>
      <text:p text:style-name="P18"/>
      <text:p text:style-name="P58">--- Latency Evaluation for All Languages ---</text:p>
      <text:p text:style-name="Text_20_body"><text:line-break/><text:span text:style-name="T29">Average Response Time for English: 1.18 seconds</text:span></text:p>
      <text:p text:style-name="P6">95th Percentile Response Time for English: 2.04 seconds</text:p>
      <text:p text:style-name="P49"/>
      <text:p text:style-name="P6">Average Response Time for French: 1.28 seconds</text:p>
      <text:p text:style-name="P6">95th Percentile Response Time for French: 2.46 seconds</text:p>
      <text:p text:style-name="P49"/>
      <text:p text:style-name="P6">Average Response Time for Spanish: 1.21 seconds</text:p>
      <text:p text:style-name="P6">95th Percentile Response Time for Spanish: 2.20 seconds</text:p>
      <text:p text:style-name="Text_20_body"/>
      <text:p text:style-name="P59">--- COMET Score Evaluation for All Languages ---</text:p>
      <text:p text:style-name="Text_20_body"/>
      <text:p text:style-name="P51">Average COMET Score for English (from individual scores): 0.16</text:p>
      <text:p text:style-name="P6">System-level COMET Score for English: 0.16</text:p>
      <text:p text:style-name="P78"/>
      <text:p text:style-name="P54">Average COMET Score for French (from individual scores): 0.14</text:p>
      <text:p text:style-name="P49"><text:span text:style-name="T29">System-level COMET Score for French: 0.14</text:span></text:p>
      <text:p text:style-name="P49"><text:span text:style-name="T29"/></text:p>
      <text:p text:style-name="P54">Average COMET Score for Spanish (from individual scores): 0.25</text:p>
      <text:p text:style-name="P52"><text:span text:style-name="T29">System-level COMET Score for Spanish: 0.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Noto, sans-serif"/>
    <style:font-face style:name="monospace" svg:font-family="monospace"/>
    <style:font-face style:name="monospace1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0:40:59.452273349</meta:creation-date>
    <dc:date>2024-10-21T12:28:54.757878425</dc:date>
    <meta:editing-duration>PT20H9M34S</meta:editing-duration>
    <meta:editing-cycles>17</meta:editing-cycles>
    <meta:generator>LibreOffice/7.3.7.2$Linux_X86_64 LibreOffice_project/30$Build-2</meta:generator>
    <meta:document-statistic meta:table-count="5" meta:image-count="0" meta:object-count="0" meta:page-count="10" meta:paragraph-count="402" meta:word-count="1525" meta:character-count="10668" meta:non-whitespace-character-count="9389"/>
  </office:meta>
</office:document-meta>
</file>